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93mm"/>
    </style:style>
    <style:style style:name="co2" style:family="table-column">
      <style:table-column-properties fo:break-before="auto" style:column-width="48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KD_C_11" table:style-name="ta1">
        <table:shapes>
          <draw:frame draw:z-index="0" draw:style-name="gr1" draw:text-style-name="P1" svg:width="159.99mm" svg:height="89.99mm" svg:x="4.95mm" svg:y="8.53mm">
            <loext:p draw:notify-on-update-of-ranges="GKD_C_11.A29:GKD_C_11.A36 GKD_C_11.A28:GKD_C_11.A36 GKD_C_11.A27:GKD_C_11.A27 GKD_C_11.B28:GKD_C_11.B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 office:value-type="string" calcext:value-type="string">
            <text:p>GKD_C_11</text:p>
          </table:table-cell>
          <table:table-cell/>
        </table:table-row>
        <table:table-row table:style-name="ro1">
          <table:table-cell table:formula="of:=[.A38]/1000" office:value-type="float" office:value="0.678" calcext:value-type="float">
            <text:p>0,678</text:p>
          </table:table-cell>
          <table:table-cell office:value-type="float" office:value="19582.34943" calcext:value-type="float">
            <text:p>19582,34943</text:p>
          </table:table-cell>
        </table:table-row>
        <table:table-row table:style-name="ro1">
          <table:table-cell table:formula="of:=[.A39]/1000" office:value-type="float" office:value="0.933" calcext:value-type="float">
            <text:p>0,933</text:p>
          </table:table-cell>
          <table:table-cell office:value-type="float" office:value="19584.64846" calcext:value-type="float">
            <text:p>19584,64846</text:p>
          </table:table-cell>
        </table:table-row>
        <table:table-row table:style-name="ro1">
          <table:table-cell table:formula="of:=[.A40]/1000" office:value-type="float" office:value="1.145" calcext:value-type="float">
            <text:p>1,145</text:p>
          </table:table-cell>
          <table:table-cell office:value-type="float" office:value="19585.98031" calcext:value-type="float">
            <text:p>19585,98031</text:p>
          </table:table-cell>
        </table:table-row>
        <table:table-row table:style-name="ro1">
          <table:table-cell table:formula="of:=[.A41]/1000" office:value-type="float" office:value="1.972" calcext:value-type="float">
            <text:p>1,972</text:p>
          </table:table-cell>
          <table:table-cell office:value-type="float" office:value="19586.1916700001" calcext:value-type="float">
            <text:p>19586,1916700001</text:p>
          </table:table-cell>
        </table:table-row>
        <table:table-row table:style-name="ro1">
          <table:table-cell table:formula="of:=[.A42]/1000" office:value-type="float" office:value="3.497" calcext:value-type="float">
            <text:p>3,497</text:p>
          </table:table-cell>
          <table:table-cell office:value-type="float" office:value="19586.1916700001" calcext:value-type="float">
            <text:p>19586,1916700001</text:p>
          </table:table-cell>
        </table:table-row>
        <table:table-row table:style-name="ro1">
          <table:table-cell table:formula="of:=[.A43]/1000" office:value-type="float" office:value="4.185" calcext:value-type="float">
            <text:p>4,185</text:p>
          </table:table-cell>
          <table:table-cell office:value-type="float" office:value="19587.1201800001" calcext:value-type="float">
            <text:p>19587,1201800001</text:p>
          </table:table-cell>
        </table:table-row>
        <table:table-row table:style-name="ro1">
          <table:table-cell table:formula="of:=[.A44]/1000" office:value-type="float" office:value="5.892" calcext:value-type="float">
            <text:p>5,892</text:p>
          </table:table-cell>
          <table:table-cell office:value-type="float" office:value="19587.1201800001" calcext:value-type="float">
            <text:p>19587,1201800001</text:p>
          </table:table-cell>
        </table:table-row>
        <table:table-row table:style-name="ro1">
          <table:table-cell table:formula="of:=[.A45]/1000" office:value-type="float" office:value="6.385" calcext:value-type="float">
            <text:p>6,385</text:p>
          </table:table-cell>
          <table:table-cell office:value-type="float" office:value="19587.1201800001" calcext:value-type="float">
            <text:p>19587,1201800001</text:p>
          </table:table-cell>
        </table:table-row>
        <table:table-row table:style-name="ro1">
          <table:table-cell table:formula="of:=[.A46]/1000" office:value-type="float" office:value="39.011" calcext:value-type="float">
            <text:p>39,011</text:p>
          </table:table-cell>
          <table:table-cell office:value-type="float" office:value="19587.1201800001" calcext:value-type="float">
            <text:p>19587,12018000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/>
        </table:table-row>
        <table:table-row table:style-name="ro1">
          <table:table-cell office:value-type="float" office:value="5892" calcext:value-type="float">
            <text:p>5892</text:p>
          </table:table-cell>
          <table:table-cell/>
        </table:table-row>
        <table:table-row table:style-name="ro1">
          <table:table-cell office:value-type="float" office:value="6385" calcext:value-type="float">
            <text:p>6385</text:p>
          </table:table-cell>
          <table:table-cell/>
        </table:table-row>
        <table:table-row table:style-name="ro1">
          <table:table-cell office:value-type="float" office:value="39011" calcext:value-type="float">
            <text:p>39011</text:p>
          </table:table-cell>
          <table:table-cell/>
        </table:table-row>
      </table:table>
      <table:table table:name="MDG_A_12" table:style-name="ta1">
        <table:shapes>
          <draw:frame draw:z-index="0" draw:style-name="gr1" draw:text-style-name="P1" svg:width="159.99mm" svg:height="89.99mm" svg:x="12.9mm" svg:y="1mm">
            <loext:p draw:notify-on-update-of-ranges="MDG_A_12.A24:MDG_A_12.A24 MDG_A_12.A25:MDG_A_12.A34 MDG_A_12.A23:MDG_A_12.A23 MDG_A_12.B24:MDG_A_12.B34 MDG_A_12.A24:MDG_A_12.A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 table:number-rows-repeated="22">
          <table:table-cell table:number-columns-repeated="2"/>
        </table:table-row>
        <table:table-row table:style-name="ro1">
          <table:table-cell office:value-type="string" calcext:value-type="string">
            <text:p>MDG_A_12</text:p>
          </table:table-cell>
          <table:table-cell/>
        </table:table-row>
        <table:table-row table:style-name="ro1">
          <table:table-cell table:formula="of:=[.A36]/1000" office:value-type="float" office:value="1.271" calcext:value-type="float">
            <text:p>1,271</text:p>
          </table:table-cell>
          <table:table-cell office:value-type="float" office:value="7591.83999999999" calcext:value-type="float">
            <text:p>7591,84</text:p>
          </table:table-cell>
        </table:table-row>
        <table:table-row table:style-name="ro1">
          <table:table-cell table:formula="of:=[.A37]/1000" office:value-type="float" office:value="2.03" calcext:value-type="float">
            <text:p>2,03</text:p>
          </table:table-cell>
          <table:table-cell office:value-type="float" office:value="7604.72000000001" calcext:value-type="float">
            <text:p>7604,72</text:p>
          </table:table-cell>
        </table:table-row>
        <table:table-row table:style-name="ro1">
          <table:table-cell table:formula="of:=[.A38]/1000" office:value-type="float" office:value="2.615" calcext:value-type="float">
            <text:p>2,615</text:p>
          </table:table-cell>
          <table:table-cell office:value-type="float" office:value="7619.18999999999" calcext:value-type="float">
            <text:p>7619,19</text:p>
          </table:table-cell>
        </table:table-row>
        <table:table-row table:style-name="ro1">
          <table:table-cell table:formula="of:=[.A39]/1000" office:value-type="float" office:value="4.024" calcext:value-type="float">
            <text:p>4,024</text:p>
          </table:table-cell>
          <table:table-cell office:value-type="float" office:value="7620.15" calcext:value-type="float">
            <text:p>7620,15</text:p>
          </table:table-cell>
        </table:table-row>
        <table:table-row table:style-name="ro1">
          <table:table-cell table:formula="of:=[.A40]/1000" office:value-type="float" office:value="4.625" calcext:value-type="float">
            <text:p>4,625</text:p>
          </table:table-cell>
          <table:table-cell office:value-type="float" office:value="7641.75000000001" calcext:value-type="float">
            <text:p>7641,75</text:p>
          </table:table-cell>
        </table:table-row>
        <table:table-row table:style-name="ro1">
          <table:table-cell table:formula="of:=[.A41]/1000" office:value-type="float" office:value="5.648" calcext:value-type="float">
            <text:p>5,648</text:p>
          </table:table-cell>
          <table:table-cell office:value-type="float" office:value="7672.82999999998" calcext:value-type="float">
            <text:p>7672,83</text:p>
          </table:table-cell>
        </table:table-row>
        <table:table-row table:style-name="ro1">
          <table:table-cell table:formula="of:=[.A42]/1000" office:value-type="float" office:value="11.126" calcext:value-type="float">
            <text:p>11,126</text:p>
          </table:table-cell>
          <table:table-cell office:value-type="float" office:value="7693.96999999997" calcext:value-type="float">
            <text:p>7693,97</text:p>
          </table:table-cell>
        </table:table-row>
        <table:table-row table:style-name="ro1">
          <table:table-cell table:formula="of:=[.A43]/1000" office:value-type="float" office:value="57.307" calcext:value-type="float">
            <text:p>57,307</text:p>
          </table:table-cell>
          <table:table-cell office:value-type="float" office:value="7711.08" calcext:value-type="float">
            <text:p>7711,08</text:p>
          </table:table-cell>
        </table:table-row>
        <table:table-row table:style-name="ro1">
          <table:table-cell table:formula="of:=[.A44]/1000" office:value-type="float" office:value="66.49" calcext:value-type="float">
            <text:p>66,49</text:p>
          </table:table-cell>
          <table:table-cell office:value-type="float" office:value="7723.89999999999" calcext:value-type="float">
            <text:p>7723,9</text:p>
          </table:table-cell>
        </table:table-row>
        <table:table-row table:style-name="ro1">
          <table:table-cell table:formula="of:=[.A45]/1000" office:value-type="float" office:value="150.107" calcext:value-type="float">
            <text:p>150,107</text:p>
          </table:table-cell>
          <table:table-cell office:value-type="float" office:value="7726.98999999999" calcext:value-type="float">
            <text:p>7726,99</text:p>
          </table:table-cell>
        </table:table-row>
        <table:table-row table:style-name="ro1">
          <table:table-cell table:formula="of:=[.A46]/1000" office:value-type="float" office:value="159.855" calcext:value-type="float">
            <text:p>159,855</text:p>
          </table:table-cell>
          <table:table-cell office:value-type="float" office:value="7739.2" calcext:value-type="float">
            <text:p>7739,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/>
        </table:table-row>
        <table:table-row table:style-name="ro1">
          <table:table-cell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/>
        </table:table-row>
        <table:table-row table:style-name="ro1">
          <table:table-cell office:value-type="float" office:value="11126" calcext:value-type="float">
            <text:p>11126</text:p>
          </table:table-cell>
          <table:table-cell/>
        </table:table-row>
        <table:table-row table:style-name="ro1">
          <table:table-cell office:value-type="float" office:value="57307" calcext:value-type="float">
            <text:p>57307</text:p>
          </table:table-cell>
          <table:table-cell/>
        </table:table-row>
        <table:table-row table:style-name="ro1">
          <table:table-cell office:value-type="float" office:value="66490" calcext:value-type="float">
            <text:p>66490</text:p>
          </table:table-cell>
          <table:table-cell/>
        </table:table-row>
        <table:table-row table:style-name="ro1">
          <table:table-cell office:value-type="float" office:value="150107" calcext:value-type="float">
            <text:p>150107</text:p>
          </table:table-cell>
          <table:table-cell/>
        </table:table-row>
        <table:table-row table:style-name="ro1">
          <table:table-cell office:value-type="float" office:value="159855" calcext:value-type="float">
            <text:p>159855</text:p>
          </table:table-cell>
          <table:table-cell/>
        </table:table-row>
      </table:table>
      <table:table table:name="MDG_B_11" table:style-name="ta1">
        <table:shapes>
          <draw:frame draw:z-index="0" draw:style-name="gr1" draw:text-style-name="P1" svg:width="159.99mm" svg:height="89.99mm" svg:x="23.58mm" svg:y="1mm">
            <loext:p draw:notify-on-update-of-ranges="MDG_B_11.A27:MDG_B_11.A27 MDG_B_11.A28:MDG_B_11.A34 MDG_B_11.A26:MDG_B_11.A26 MDG_B_11.B27:MDG_B_11.B34 MDG_B_11.A27:MDG_B_11.A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2"/>
        </table:table-row>
        <table:table-row table:style-name="ro1">
          <table:table-cell office:value-type="string" calcext:value-type="string">
            <text:p>MDG_B_11</text:p>
          </table:table-cell>
          <table:table-cell/>
        </table:table-row>
        <table:table-row table:style-name="ro1">
          <table:table-cell table:formula="of:=[.A36]/1000" office:value-type="float" office:value="0.94" calcext:value-type="float">
            <text:p>0,94</text:p>
          </table:table-cell>
          <table:table-cell office:value-type="float" office:value="758234.03" calcext:value-type="float">
            <text:p>758234,03</text:p>
          </table:table-cell>
        </table:table-row>
        <table:table-row table:style-name="ro1">
          <table:table-cell table:formula="of:=[.A37]/1000" office:value-type="float" office:value="1.615" calcext:value-type="float">
            <text:p>1,615</text:p>
          </table:table-cell>
          <table:table-cell office:value-type="float" office:value="763907.359999998" calcext:value-type="float">
            <text:p>763907,359999998</text:p>
          </table:table-cell>
        </table:table-row>
        <table:table-row table:style-name="ro1">
          <table:table-cell table:formula="of:=[.A38]/1000" office:value-type="float" office:value="2.82" calcext:value-type="float">
            <text:p>2,82</text:p>
          </table:table-cell>
          <table:table-cell office:value-type="float" office:value="766937.899999999" calcext:value-type="float">
            <text:p>766937,899999999</text:p>
          </table:table-cell>
        </table:table-row>
        <table:table-row table:style-name="ro1">
          <table:table-cell table:formula="of:=[.A39]/1000" office:value-type="float" office:value="6.602" calcext:value-type="float">
            <text:p>6,602</text:p>
          </table:table-cell>
          <table:table-cell office:value-type="float" office:value="767384.450000001" calcext:value-type="float">
            <text:p>767384,450000001</text:p>
          </table:table-cell>
        </table:table-row>
        <table:table-row table:style-name="ro1">
          <table:table-cell table:formula="of:=[.A40]/1000" office:value-type="float" office:value="7.225" calcext:value-type="float">
            <text:p>7,225</text:p>
          </table:table-cell>
          <table:table-cell office:value-type="float" office:value="768156.82" calcext:value-type="float">
            <text:p>768156,82</text:p>
          </table:table-cell>
        </table:table-row>
        <table:table-row table:style-name="ro1">
          <table:table-cell table:formula="of:=[.A41]/1000" office:value-type="float" office:value="14.562" calcext:value-type="float">
            <text:p>14,562</text:p>
          </table:table-cell>
          <table:table-cell office:value-type="float" office:value="771604.289999999" calcext:value-type="float">
            <text:p>771604,289999999</text:p>
          </table:table-cell>
        </table:table-row>
        <table:table-row table:style-name="ro1">
          <table:table-cell table:formula="of:=[.A42]/1000" office:value-type="float" office:value="50.697" calcext:value-type="float">
            <text:p>50,697</text:p>
          </table:table-cell>
          <table:table-cell office:value-type="float" office:value="772314.9" calcext:value-type="float">
            <text:p>772314,9</text:p>
          </table:table-cell>
        </table:table-row>
        <table:table-row table:style-name="ro1">
          <table:table-cell table:formula="of:=[.A43]/1000" office:value-type="float" office:value="125.394" calcext:value-type="float">
            <text:p>125,394</text:p>
          </table:table-cell>
          <table:table-cell office:value-type="float" office:value="773718.88" calcext:value-type="float">
            <text:p>773718,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/>
        </table:table-row>
        <table:table-row table:style-name="ro1">
          <table:table-cell office:value-type="float" office:value="6602" calcext:value-type="float">
            <text:p>6602</text:p>
          </table:table-cell>
          <table:table-cell/>
        </table:table-row>
        <table:table-row table:style-name="ro1">
          <table:table-cell office:value-type="float" office:value="7225" calcext:value-type="float">
            <text:p>7225</text:p>
          </table:table-cell>
          <table:table-cell/>
        </table:table-row>
        <table:table-row table:style-name="ro1">
          <table:table-cell office:value-type="float" office:value="14562" calcext:value-type="float">
            <text:p>14562</text:p>
          </table:table-cell>
          <table:table-cell/>
        </table:table-row>
        <table:table-row table:style-name="ro1">
          <table:table-cell office:value-type="float" office:value="50697" calcext:value-type="float">
            <text:p>50697</text:p>
          </table:table-cell>
          <table:table-cell/>
        </table:table-row>
        <table:table-row table:style-name="ro1">
          <table:table-cell office:value-type="float" office:value="125394" calcext:value-type="float">
            <text:p>1253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8:32:24.3944956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27:20.908952164</meta:creation-date>
    <dc:date>2018-11-11T18:58:18.340048130</dc:date>
    <meta:editing-duration>PT28M58S</meta:editing-duration>
    <meta:editing-cycles>20</meta:editing-cycles>
    <meta:generator>LibreOffice/5.1.6.2$Linux_X86_64 LibreOffice_project/10m0$Build-2</meta:generator>
    <meta:document-statistic meta:table-count="3" meta:cell-count="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Solução x Tempo</text:p>
        </chart:title>
        <chart:legend chart:legend-position="end" svg:x="12.883cm" svg:y="4.201cm" style:legend-expansion="high" chart:style-name="ch3"/>
        <chart:plot-area chart:style-name="ch4" table:cell-range-address="MDG_A_12.A23:MDG_A_12.A34 MDG_A_12.B24:MDG_A_12.B34" chart:data-source-has-labels="both" svg:x="1.331cm" svg:y="1.275cm" svg:width="11.232cm" svg:height="6.564cm">
          <chartooo:coordinate-region svg:x="2.323cm" svg:y="1.474cm" svg:width="9.96cm" svg:height="5.718cm"/>
          <chart:axis chart:dimension="x" chart:name="primary-x" chart:style-name="ch5" chartooo:axis-type="auto">
            <chart:title svg:x="6.413cm" svg:y="8.019cm" chart:style-name="ch6">
              <text:p>Tempo</text:p>
            </chart:title>
            <chart:categories table:cell-range-address="MDG_A_12.A25:MDG_A_12.A34"/>
          </chart:axis>
          <chart:axis chart:dimension="y" chart:name="primary-y" chart:style-name="ch5">
            <chart:title svg:x="0.451cm" svg:y="5.21cm" chart:style-name="ch7">
              <text:p>Solução</text:p>
            </chart:title>
            <chart:grid chart:style-name="ch8" chart:class="major"/>
          </chart:axis>
          <chart:series chart:style-name="ch9" chart:values-cell-range-address="MDG_A_12.B24:MDG_A_12.B34" chart:label-cell-address="MDG_A_12.A23:MDG_A_12.A23" chart:class="chart:scatter">
            <chart:domain table:cell-range-address="MDG_A_12.A24:MDG_A_12.A3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DG_A_12</text:p>
                <draw:g>
                  <svg:desc>MDG_A_12.A23:MDG_A_12.A23</svg:desc>
                </draw:g>
              </table:table-cell>
            </table:table-row>
          </table:table-header-rows>
          <table:table-rows>
            <table:table-row>
              <table:table-cell office:value-type="float" office:value="2.03">
                <text:p>2.03</text:p>
                <draw:g>
                  <svg:desc>MDG_A_12.A25:MDG_A_12.A34</svg:desc>
                </draw:g>
              </table:table-cell>
              <table:table-cell office:value-type="float" office:value="1.271">
                <text:p>1.271</text:p>
                <draw:g>
                  <svg:desc>MDG_A_12.A24:MDG_A_12.A34</svg:desc>
                </draw:g>
              </table:table-cell>
              <table:table-cell office:value-type="float" office:value="7591.83999999999">
                <text:p>7591.83999999999</text:p>
                <draw:g>
                  <svg:desc>MDG_A_12.B24:MDG_A_12.B34</svg:desc>
                </draw:g>
              </table:table-cell>
            </table:table-row>
            <table:table-row>
              <table:table-cell office:value-type="float" office:value="2.615">
                <text:p>2.615</text:p>
              </table:table-cell>
              <table:table-cell office:value-type="float" office:value="2.03">
                <text:p>2.03</text:p>
              </table:table-cell>
              <table:table-cell office:value-type="float" office:value="7604.72000000001">
                <text:p>7604.72000000001</text:p>
              </table:table-cell>
            </table:table-row>
            <table:table-row>
              <table:table-cell office:value-type="float" office:value="4.024">
                <text:p>4.024</text:p>
              </table:table-cell>
              <table:table-cell office:value-type="float" office:value="2.615">
                <text:p>2.615</text:p>
              </table:table-cell>
              <table:table-cell office:value-type="float" office:value="7619.18999999999">
                <text:p>7619.18999999999</text:p>
              </table:table-cell>
            </table:table-row>
            <table:table-row>
              <table:table-cell office:value-type="float" office:value="4.625">
                <text:p>4.625</text:p>
              </table:table-cell>
              <table:table-cell office:value-type="float" office:value="4.024">
                <text:p>4.024</text:p>
              </table:table-cell>
              <table:table-cell office:value-type="float" office:value="7620.15">
                <text:p>7620.15</text:p>
              </table:table-cell>
            </table:table-row>
            <table:table-row>
              <table:table-cell office:value-type="float" office:value="5.648">
                <text:p>5.648</text:p>
              </table:table-cell>
              <table:table-cell office:value-type="float" office:value="4.625">
                <text:p>4.625</text:p>
              </table:table-cell>
              <table:table-cell office:value-type="float" office:value="7641.75000000001">
                <text:p>7641.75000000001</text:p>
              </table:table-cell>
            </table:table-row>
            <table:table-row>
              <table:table-cell office:value-type="float" office:value="11.126">
                <text:p>11.126</text:p>
              </table:table-cell>
              <table:table-cell office:value-type="float" office:value="5.648">
                <text:p>5.648</text:p>
              </table:table-cell>
              <table:table-cell office:value-type="float" office:value="7672.82999999998">
                <text:p>7672.82999999998</text:p>
              </table:table-cell>
            </table:table-row>
            <table:table-row>
              <table:table-cell office:value-type="float" office:value="57.307">
                <text:p>57.307</text:p>
              </table:table-cell>
              <table:table-cell office:value-type="float" office:value="11.126">
                <text:p>11.126</text:p>
              </table:table-cell>
              <table:table-cell office:value-type="float" office:value="7693.96999999997">
                <text:p>7693.96999999997</text:p>
              </table:table-cell>
            </table:table-row>
            <table:table-row>
              <table:table-cell office:value-type="float" office:value="66.49">
                <text:p>66.49</text:p>
              </table:table-cell>
              <table:table-cell office:value-type="float" office:value="57.307">
                <text:p>57.307</text:p>
              </table:table-cell>
              <table:table-cell office:value-type="float" office:value="7711.08">
                <text:p>7711.08</text:p>
              </table:table-cell>
            </table:table-row>
            <table:table-row>
              <table:table-cell office:value-type="float" office:value="150.107">
                <text:p>150.107</text:p>
              </table:table-cell>
              <table:table-cell office:value-type="float" office:value="66.49">
                <text:p>66.49</text:p>
              </table:table-cell>
              <table:table-cell office:value-type="float" office:value="7723.89999999999">
                <text:p>7723.89999999999</text:p>
              </table:table-cell>
            </table:table-row>
            <table:table-row>
              <table:table-cell office:value-type="float" office:value="159.855">
                <text:p>159.855</text:p>
              </table:table-cell>
              <table:table-cell office:value-type="float" office:value="150.107">
                <text:p>150.107</text:p>
              </table:table-cell>
              <table:table-cell office:value-type="float" office:value="7726.98999999999">
                <text:p>7726.98999999999</text:p>
              </table:table-cell>
            </table:table-row>
            <table:table-row>
              <table:table-cell office:value-type="string"/>
              <table:table-cell office:value-type="float" office:value="159.855">
                <text:p>159.855</text:p>
              </table:table-cell>
              <table:table-cell office:value-type="float" office:value="7739.2">
                <text:p>773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Solução x Tempo</text:p>
        </chart:title>
        <chart:legend chart:legend-position="end" svg:x="12.936cm" svg:y="4.201cm" style:legend-expansion="high" chart:style-name="ch3"/>
        <chart:plot-area chart:style-name="ch4" table:cell-range-address="GKD_C_11.A27:GKD_C_11.A36 GKD_C_11.B28:GKD_C_11.B36" chart:data-source-has-labels="both" svg:x="1.331cm" svg:y="1.275cm" svg:width="11.285cm" svg:height="6.564cm">
          <chartooo:coordinate-region svg:x="2.508cm" svg:y="1.474cm" svg:width="9.921cm" svg:height="5.718cm"/>
          <chart:axis chart:dimension="x" chart:name="primary-x" chart:style-name="ch5" chartooo:axis-type="auto">
            <chart:title svg:x="6.439cm" svg:y="8.019cm" chart:style-name="ch6">
              <text:p>Tempo</text:p>
            </chart:title>
            <chart:categories table:cell-range-address="GKD_C_11.A29:GKD_C_11.A36"/>
          </chart:axis>
          <chart:axis chart:dimension="y" chart:name="primary-y" chart:style-name="ch5">
            <chart:title svg:x="0.451cm" svg:y="5.21cm" chart:style-name="ch7">
              <text:p>Solução</text:p>
            </chart:title>
            <chart:grid chart:style-name="ch8" chart:class="major"/>
          </chart:axis>
          <chart:series chart:style-name="ch9" chart:values-cell-range-address="GKD_C_11.B28:GKD_C_11.B36" chart:label-cell-address="GKD_C_11.A27:GKD_C_11.A27" chart:class="chart:scatter">
            <chart:domain table:cell-range-address="GKD_C_11.A28:GKD_C_11.A36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GKD_C_11</text:p>
                <draw:g>
                  <svg:desc>GKD_C_11.A27:GKD_C_11.A27</svg:desc>
                </draw:g>
              </table:table-cell>
            </table:table-row>
          </table:table-header-rows>
          <table:table-rows>
            <table:table-row>
              <table:table-cell office:value-type="float" office:value="0.933">
                <text:p>0.933</text:p>
                <draw:g>
                  <svg:desc>GKD_C_11.A29:GKD_C_11.A36</svg:desc>
                </draw:g>
              </table:table-cell>
              <table:table-cell office:value-type="float" office:value="0.678">
                <text:p>0.678</text:p>
                <draw:g>
                  <svg:desc>GKD_C_11.A28:GKD_C_11.A36</svg:desc>
                </draw:g>
              </table:table-cell>
              <table:table-cell office:value-type="float" office:value="19582.34943">
                <text:p>19582.34943</text:p>
                <draw:g>
                  <svg:desc>GKD_C_11.B28:GKD_C_11.B36</svg:desc>
                </draw:g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0.933">
                <text:p>0.933</text:p>
              </table:table-cell>
              <table:table-cell office:value-type="float" office:value="19584.64846">
                <text:p>19584.64846</text:p>
              </table:table-cell>
            </table:table-row>
            <table:table-row>
              <table:table-cell office:value-type="float" office:value="1.972">
                <text:p>1.972</text:p>
              </table:table-cell>
              <table:table-cell office:value-type="float" office:value="1.145">
                <text:p>1.145</text:p>
              </table:table-cell>
              <table:table-cell office:value-type="float" office:value="19585.98031">
                <text:p>19585.98031</text:p>
              </table:table-cell>
            </table:table-row>
            <table:table-row>
              <table:table-cell office:value-type="float" office:value="3.497">
                <text:p>3.497</text:p>
              </table:table-cell>
              <table:table-cell office:value-type="float" office:value="1.972">
                <text:p>1.972</text:p>
              </table:table-cell>
              <table:table-cell office:value-type="float" office:value="19586.1916700001">
                <text:p>19586.1916700001</text:p>
              </table:table-cell>
            </table:table-row>
            <table:table-row>
              <table:table-cell office:value-type="float" office:value="4.185">
                <text:p>4.185</text:p>
              </table:table-cell>
              <table:table-cell office:value-type="float" office:value="3.497">
                <text:p>3.497</text:p>
              </table:table-cell>
              <table:table-cell office:value-type="float" office:value="19586.1916700001">
                <text:p>19586.1916700001</text:p>
              </table:table-cell>
            </table:table-row>
            <table:table-row>
              <table:table-cell office:value-type="float" office:value="5.892">
                <text:p>5.892</text:p>
              </table:table-cell>
              <table:table-cell office:value-type="float" office:value="4.185">
                <text:p>4.185</text:p>
              </table:table-cell>
              <table:table-cell office:value-type="float" office:value="19587.1201800001">
                <text:p>19587.1201800001</text:p>
              </table:table-cell>
            </table:table-row>
            <table:table-row>
              <table:table-cell office:value-type="float" office:value="6.385">
                <text:p>6.385</text:p>
              </table:table-cell>
              <table:table-cell office:value-type="float" office:value="5.892">
                <text:p>5.892</text:p>
              </table:table-cell>
              <table:table-cell office:value-type="float" office:value="19587.1201800001">
                <text:p>19587.1201800001</text:p>
              </table:table-cell>
            </table:table-row>
            <table:table-row>
              <table:table-cell office:value-type="float" office:value="39.011">
                <text:p>39.011</text:p>
              </table:table-cell>
              <table:table-cell office:value-type="float" office:value="6.385">
                <text:p>6.385</text:p>
              </table:table-cell>
              <table:table-cell office:value-type="float" office:value="19587.1201800001">
                <text:p>19587.1201800001</text:p>
              </table:table-cell>
            </table:table-row>
            <table:table-row>
              <table:table-cell office:value-type="string"/>
              <table:table-cell office:value-type="float" office:value="39.011">
                <text:p>39.011</text:p>
              </table:table-cell>
              <table:table-cell office:value-type="float" office:value="19587.1201800001">
                <text:p>19587.12018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cm" svg:y="0.316cm" chart:style-name="ch2">
          <text:p>Solução X Tempo</text:p>
        </chart:title>
        <chart:legend chart:legend-position="end" svg:x="12.883cm" svg:y="4.201cm" style:legend-expansion="high" chart:style-name="ch3"/>
        <chart:plot-area chart:style-name="ch4" table:cell-range-address="MDG_B_11.A26:MDG_B_11.A34 MDG_B_11.B27:MDG_B_11.B34" chart:data-source-has-labels="both" svg:x="1.331cm" svg:y="1.275cm" svg:width="11.232cm" svg:height="6.564cm">
          <chartooo:coordinate-region svg:x="2.693cm" svg:y="1.475cm" svg:width="9.59cm" svg:height="5.718cm"/>
          <chart:axis chart:dimension="x" chart:name="primary-x" chart:style-name="ch5" chartooo:axis-type="auto">
            <chart:title svg:x="6.413cm" svg:y="8.019cm" chart:style-name="ch6">
              <text:p>Tempo</text:p>
            </chart:title>
            <chart:categories table:cell-range-address="MDG_B_11.A28:MDG_B_11.A34"/>
          </chart:axis>
          <chart:axis chart:dimension="y" chart:name="primary-y" chart:style-name="ch5">
            <chart:title svg:x="0.451cm" svg:y="5.21cm" chart:style-name="ch7">
              <text:p>Solução</text:p>
            </chart:title>
            <chart:grid chart:style-name="ch8" chart:class="major"/>
          </chart:axis>
          <chart:series chart:style-name="ch9" chart:values-cell-range-address="MDG_B_11.B27:MDG_B_11.B34" chart:label-cell-address="MDG_B_11.A26:MDG_B_11.A26" chart:class="chart:scatter">
            <chart:domain table:cell-range-address="MDG_B_11.A27:MDG_B_11.A3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DG_B_11</text:p>
                <draw:g>
                  <svg:desc>MDG_B_11.A26:MDG_B_11.A26</svg:desc>
                </draw:g>
              </table:table-cell>
            </table:table-row>
          </table:table-header-rows>
          <table:table-rows>
            <table:table-row>
              <table:table-cell office:value-type="float" office:value="1.615">
                <text:p>1.615</text:p>
                <draw:g>
                  <svg:desc>MDG_B_11.A28:MDG_B_11.A34</svg:desc>
                </draw:g>
              </table:table-cell>
              <table:table-cell office:value-type="float" office:value="0.94">
                <text:p>0.94</text:p>
                <draw:g>
                  <svg:desc>MDG_B_11.A27:MDG_B_11.A34</svg:desc>
                </draw:g>
              </table:table-cell>
              <table:table-cell office:value-type="float" office:value="758234.03">
                <text:p>758234.03</text:p>
                <draw:g>
                  <svg:desc>MDG_B_11.B27:MDG_B_11.B34</svg:desc>
                </draw:g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1.615">
                <text:p>1.615</text:p>
              </table:table-cell>
              <table:table-cell office:value-type="float" office:value="763907.359999998">
                <text:p>763907.359999998</text:p>
              </table:table-cell>
            </table:table-row>
            <table:table-row>
              <table:table-cell office:value-type="float" office:value="6.602">
                <text:p>6.602</text:p>
              </table:table-cell>
              <table:table-cell office:value-type="float" office:value="2.82">
                <text:p>2.82</text:p>
              </table:table-cell>
              <table:table-cell office:value-type="float" office:value="766937.899999999">
                <text:p>766937.899999999</text:p>
              </table:table-cell>
            </table:table-row>
            <table:table-row>
              <table:table-cell office:value-type="float" office:value="7.225">
                <text:p>7.225</text:p>
              </table:table-cell>
              <table:table-cell office:value-type="float" office:value="6.602">
                <text:p>6.602</text:p>
              </table:table-cell>
              <table:table-cell office:value-type="float" office:value="767384.450000001">
                <text:p>767384.450000001</text:p>
              </table:table-cell>
            </table:table-row>
            <table:table-row>
              <table:table-cell office:value-type="float" office:value="14.562">
                <text:p>14.562</text:p>
              </table:table-cell>
              <table:table-cell office:value-type="float" office:value="7.225">
                <text:p>7.225</text:p>
              </table:table-cell>
              <table:table-cell office:value-type="float" office:value="768156.82">
                <text:p>768156.82</text:p>
              </table:table-cell>
            </table:table-row>
            <table:table-row>
              <table:table-cell office:value-type="float" office:value="50.697">
                <text:p>50.697</text:p>
              </table:table-cell>
              <table:table-cell office:value-type="float" office:value="14.562">
                <text:p>14.562</text:p>
              </table:table-cell>
              <table:table-cell office:value-type="float" office:value="771604.289999999">
                <text:p>771604.289999999</text:p>
              </table:table-cell>
            </table:table-row>
            <table:table-row>
              <table:table-cell office:value-type="float" office:value="125.394">
                <text:p>125.394</text:p>
              </table:table-cell>
              <table:table-cell office:value-type="float" office:value="50.697">
                <text:p>50.697</text:p>
              </table:table-cell>
              <table:table-cell office:value-type="float" office:value="772314.9">
                <text:p>772314.9</text:p>
              </table:table-cell>
            </table:table-row>
            <table:table-row>
              <table:table-cell office:value-type="string"/>
              <table:table-cell office:value-type="float" office:value="125.394">
                <text:p>125.394</text:p>
              </table:table-cell>
              <table:table-cell office:value-type="float" office:value="773718.88">
                <text:p>773718.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